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09901" officeooo:paragraph-rsid="00009901" style:font-size-asian="10.5pt"/>
    </style:style>
    <style:style style:name="P2" style:family="paragraph" style:parent-style-name="Standard">
      <style:text-properties fo:language="fr" fo:country="FR" officeooo:rsid="00010277" officeooo:paragraph-rsid="00010277" fo:background-color="#ff7f00" style:font-size-asian="10.5pt"/>
    </style:style>
    <style:style style:name="P3" style:family="paragraph" style:parent-style-name="Standard">
      <style:text-properties fo:language="fr" fo:country="FR" officeooo:rsid="00010277" officeooo:paragraph-rsid="0002da0d" fo:background-color="#ff7f00" style:font-size-asian="10.5pt"/>
    </style:style>
    <style:style style:name="P4" style:family="paragraph" style:parent-style-name="Standard">
      <style:text-properties fo:language="fr" fo:country="FR" officeooo:rsid="00010277" officeooo:paragraph-rsid="0004a42a" fo:background-color="#ff7f00" style:font-size-asian="10.5pt"/>
    </style:style>
    <style:style style:name="P5" style:family="paragraph" style:parent-style-name="Standard">
      <style:text-properties fo:language="fr" fo:country="FR" officeooo:rsid="00010277" officeooo:paragraph-rsid="000607b8" fo:background-color="#ff7f00" style:font-size-asian="10.5pt"/>
    </style:style>
    <style:style style:name="P6" style:family="paragraph" style:parent-style-name="Standard">
      <style:text-properties fo:language="fr" fo:country="FR" officeooo:rsid="00010277" officeooo:paragraph-rsid="0006ff5b" fo:background-color="#ff7f00" style:font-size-asian="10.5pt"/>
    </style:style>
    <style:style style:name="P7" style:family="paragraph" style:parent-style-name="Standard">
      <style:text-properties fo:language="fr" fo:country="FR" officeooo:rsid="00010277" officeooo:paragraph-rsid="00077006" fo:background-color="#ff7f00" style:font-size-asian="10.5pt"/>
    </style:style>
    <style:style style:name="P8" style:family="paragraph" style:parent-style-name="Standard">
      <style:text-properties fo:language="fr" fo:country="FR" officeooo:rsid="00010277" officeooo:paragraph-rsid="0007d81e" fo:background-color="#ff7f00" style:font-size-asian="10.5pt"/>
    </style:style>
    <style:style style:name="P9" style:family="paragraph" style:parent-style-name="Standard">
      <style:text-properties fo:language="fr" fo:country="FR" officeooo:rsid="00010277" officeooo:paragraph-rsid="00010277" fo:background-color="#ffff00" style:font-size-asian="10.5pt"/>
    </style:style>
    <style:style style:name="P10" style:family="paragraph" style:parent-style-name="Standard">
      <style:text-properties fo:language="fr" fo:country="FR" officeooo:rsid="00010277" officeooo:paragraph-rsid="0002da0d" fo:background-color="#ffff00" style:font-size-asian="10.5pt"/>
    </style:style>
    <style:style style:name="P11" style:family="paragraph" style:parent-style-name="Standard">
      <style:text-properties fo:language="fr" fo:country="FR" officeooo:rsid="00010277" officeooo:paragraph-rsid="0004a42a" fo:background-color="#ffff00" style:font-size-asian="10.5pt"/>
    </style:style>
    <style:style style:name="P12" style:family="paragraph" style:parent-style-name="Standard">
      <style:text-properties fo:language="fr" fo:country="FR" officeooo:rsid="00010277" officeooo:paragraph-rsid="000607b8" fo:background-color="#ffff00" style:font-size-asian="10.5pt"/>
    </style:style>
    <style:style style:name="P13" style:family="paragraph" style:parent-style-name="Standard">
      <style:text-properties fo:language="fr" fo:country="FR" officeooo:rsid="00010277" officeooo:paragraph-rsid="00077006" fo:background-color="#ffff00" style:font-size-asian="10.5pt"/>
    </style:style>
    <style:style style:name="P14" style:family="paragraph" style:parent-style-name="Standard">
      <style:text-properties fo:language="fr" fo:country="FR" officeooo:rsid="00010277" officeooo:paragraph-rsid="0007d81e" fo:background-color="#ffff00" style:font-size-asian="10.5pt"/>
    </style:style>
    <style:style style:name="P15" style:family="paragraph" style:parent-style-name="Standard">
      <style:text-properties fo:language="fr" fo:country="FR" officeooo:rsid="00010277" officeooo:paragraph-rsid="0008a716" fo:background-color="#ffff00" style:font-size-asian="10.5pt"/>
    </style:style>
    <style:style style:name="P16" style:family="paragraph" style:parent-style-name="Standard">
      <style:text-properties fo:color="#666666" fo:font-size="12pt" fo:language="fr" fo:country="FR" officeooo:rsid="00010277" officeooo:paragraph-rsid="00010277" style:font-size-asian="12pt" style:font-size-complex="12pt"/>
    </style:style>
    <style:style style:name="P17" style:family="paragraph" style:parent-style-name="Standard">
      <style:text-properties fo:color="#666666" fo:font-size="12pt" fo:language="fr" fo:country="FR" officeooo:rsid="00010277" officeooo:paragraph-rsid="00009901" style:font-size-asian="12pt" style:font-size-complex="12pt"/>
    </style:style>
    <style:style style:name="P18" style:family="paragraph" style:parent-style-name="Standard">
      <style:text-properties fo:color="#666666" fo:font-size="12pt" fo:language="fr" fo:country="FR" officeooo:rsid="0004a42a" officeooo:paragraph-rsid="0004a42a" style:font-size-asian="12pt" style:font-size-complex="12pt"/>
    </style:style>
    <style:style style:name="P19" style:family="paragraph" style:parent-style-name="Standard">
      <style:text-properties fo:color="#666666" fo:font-size="12pt" fo:language="fr" fo:country="FR" officeooo:rsid="000607b8" officeooo:paragraph-rsid="000607b8" style:font-size-asian="12pt" style:font-size-complex="12pt"/>
    </style:style>
    <style:style style:name="P20" style:family="paragraph" style:parent-style-name="Standard">
      <style:text-properties fo:color="#666666" fo:font-size="12pt" fo:language="fr" fo:country="FR" officeooo:rsid="0006ff5b" officeooo:paragraph-rsid="0006ff5b" style:font-size-asian="12pt" style:font-size-complex="12pt"/>
    </style:style>
    <style:style style:name="P21" style:family="paragraph" style:parent-style-name="Standard">
      <style:text-properties fo:color="#666666" fo:font-size="12pt" fo:language="fr" fo:country="FR" officeooo:rsid="00077006" officeooo:paragraph-rsid="00077006" style:font-size-asian="12pt" style:font-size-complex="12pt"/>
    </style:style>
    <style:style style:name="P22" style:family="paragraph" style:parent-style-name="Standard">
      <style:text-properties fo:color="#666666" fo:font-size="12pt" fo:language="fr" fo:country="FR" officeooo:rsid="00077006" officeooo:paragraph-rsid="0007d81e" style:font-size-asian="12pt" style:font-size-complex="12pt"/>
    </style:style>
    <style:style style:name="T1" style:family="text">
      <style:text-properties officeooo:rsid="0004a42a"/>
    </style:style>
    <style:style style:name="T2" style:family="text">
      <style:text-properties officeooo:rsid="0006ff5b"/>
    </style:style>
    <style:style style:name="T3" style:family="text">
      <style:text-properties officeooo:rsid="00077006"/>
    </style:style>
    <style:style style:name="T4" style:family="text">
      <style:text-properties officeooo:rsid="0007d81e"/>
    </style:style>
    <style:style style:name="T5" style:family="text">
      <style:text-properties officeooo:rsid="0004a42a" fo:background-color="#ff7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mes de communication standard entre API et Simulateur(s)</text:p>
      <text:p text:style-name="P1"/>
      <text:p text:style-name="P16">Syntaxe de la documentation :</text:p>
      <text:p text:style-name="P18">Nom de l’action</text:p>
      <text:p text:style-name="P18"/>
      <text:p text:style-name="P2"><text:span text:style-name="T1">→ </text:span>Sens API vers simulateur</text:p>
      <text:p text:style-name="P2">&lt; Descriptif de la communication &gt;</text:p>
      <text:p text:style-name="P3"><text:span text:style-name="T1">#</text:span>&lt;Trame de communication&gt;<text:span text:style-name="T1">\0</text:span></text:p>
      <text:p text:style-name="P11"><text:span text:style-name="T1">← </text:span>Sens simulateur vers l’API</text:p>
      <text:p text:style-name="P9">&lt; Descriptif de la communication &gt;</text:p>
      <text:p text:style-name="P10"><text:span text:style-name="T1">#</text:span>&lt;Trame de communication&gt;<text:span text:style-name="T1">\0</text:span></text:p>
      <text:p text:style-name="P17"/>
      <text:p text:style-name="P18">Sélection d’un module</text:p>
      <text:p text:style-name="P4"><text:span text:style-name="T1">→ Envoie le nom du module que nous voulons charger au simulateur</text:span></text:p>
      <text:p text:style-name="P4"><text:span text:style-name="T1">#NEWMODULE </text:span>&lt;<text:span text:style-name="T1">nom_du_module</text:span>&gt;<text:span text:style-name="T1">\0</text:span></text:p>
      <text:p text:style-name="P11"><text:span text:style-name="T1">← Le simulateur renvoie le chemin absolu vers un fichier sérialiser contentant le graphe du module a être charger par l’interface utilisateur.</text:span></text:p>
      <text:p text:style-name="P11"><text:span text:style-name="T1">#RETURNMODULE &lt;chemin_absolu_vers_fichier&gt;\0</text:span></text:p>
      <text:p text:style-name="P11"/>
      <text:p text:style-name="P19">Lancement d’une simulation</text:p>
      <text:p text:style-name="P5"><text:span text:style-name="T1">→ Envoie de la commande pour lancer la simulation d’un tic.</text:span></text:p>
      <text:p text:style-name="P5"><text:span text:style-name="T1">#START\0</text:span></text:p>
      <text:p text:style-name="P12"><text:span text:style-name="T1">← Renvoie de l’état a la fin de la simulation</text:span></text:p>
      <text:p text:style-name="P12"><text:span text:style-name="T1">#FINISH &lt;boolean_erreur&gt;\0</text:span></text:p>
      <text:p text:style-name="P12"/>
      <text:p text:style-name="P20">Demande de recuperation des donnes de la simulation</text:p>
      <text:p text:style-name="P5"><text:span text:style-name="T1">→ Envoie d’une requête pour récupérer des informations sur l’état des donnes dans la simulation. Pour ce faire nous requittons chaque arête avec son id.</text:span></text:p>
      <text:p text:style-name="P6"><text:span text:style-name="T1">#PULLID , </text:span>&lt;<text:span text:style-name="T2">id_arête</text:span>&gt;,&lt;<text:span text:style-name="T2">id_arête</text:span>&gt;,&lt;<text:span text:style-name="T2">id_arête</text:span>&gt;, ...<text:span text:style-name="T3">\0</text:span></text:p>
      <text:p text:style-name="P12"><text:span text:style-name="T1">← Le simulateur renvoie une liste des id demander suivie des valeurs qu’ils ont.</text:span></text:p>
      <text:p text:style-name="P12"><text:span text:style-name="T1">#PUSHID, &lt;id_arête&gt; : &lt;data&gt;,&lt;id_arête&gt;:&lt;data&gt; , … \0</text:span></text:p>
      <text:p text:style-name="P12"/>
      <text:p text:style-name="P21">Demande de l’API vers le simulateur pour changer la valheur de la donne sur une ligne de donnée. </text:p>
      <text:p text:style-name="P7"><text:span text:style-name="T1">→ Envoie des ligne de donnes a changer avec leurs nouvelles valeurs.</text:span></text:p>
      <text:p text:style-name="P7"><text:span text:style-name="T1">#COMMITID, &lt;id_arête&gt; : &lt;new_data&gt;,&lt;id_arête&gt;:&lt;new_data&gt; , … \0</text:span></text:p>
      <text:p text:style-name="P13"><text:span text:style-name="T1">← Validation de la modification des valeurs des aretes.</text:span></text:p>
      <text:p text:style-name="P13"><text:span text:style-name="T1">#CHECKCOMMIT, &lt;boolean_erreur&gt;\0</text:span></text:p>
      <text:p text:style-name="P13"/>
      <text:p text:style-name="P21">Demande de l’API pour réinitialiser les valheurs de la simulation. </text:p>
      <text:p text:style-name="P7"><text:span text:style-name="T1">→ Envoie de la commande pour reinisialiser les donnes de la simulation.</text:span></text:p>
      <text:p text:style-name="P7"><text:span text:style-name="T1">#RESET\0</text:span></text:p>
      <text:p text:style-name="P13"><text:span text:style-name="T1">← Renvoie de la validation du reset.</text:span></text:p>
      <text:p text:style-name="P13"><text:span text:style-name="T1">#CHECKRESET, &lt;boolean_erreur&gt;\0</text:span></text:p>
      <text:p text:style-name="P13"/>
      <text:p text:style-name="P22">Demande de l’API <text:span text:style-name="T4">récupérer le chemin absolu vers le fichier ou est sauvegarder la donne contenu dans un bloc logique, eg : PC , Registres , PD , ect ...</text:span> </text:p>
      <text:p text:style-name="P8"><text:span text:style-name="T1">→ Demande de chemin vers le fichier ou est contenu la donne d’un bloc logique.</text:span></text:p>
      <text:p text:style-name="P8"><text:span text:style-name="T1">#ASKDATAFILE, &lt;id_du_bloc_logic&gt;\0</text:span></text:p>
      <text:p text:style-name="P14"><text:span text:style-name="T1">← Renvoie du chemin absolu vers le fichier ou est contenu la donne de bloc logique demander.</text:span></text:p>
      <text:p text:style-name="P14"><text:soft-page-break/><text:span text:style-name="T1">#RETURNASKDATAFILE, &lt;chemin_absolu_vers_le_fichier&gt;\0</text:span></text:p>
      <text:p text:style-name="P14"/>
      <text:p text:style-name="P22">Demande de l’API <text:span text:style-name="T4">de remplacer les donnes contenu dans un bloc logique par les donnes contenu dans un fichier dont le chemin relatif est passer par l’API.</text:span></text:p>
      <text:p text:style-name="P8"><text:span text:style-name="T1">→ Demande de modification de la donnée dans un bloc logique.</text:span></text:p>
      <text:p text:style-name="P8"><text:span text:style-name="T1">#LOADDATAFILE, &lt;path_vers_fichier_buffer&gt;, &lt;id_bloc_logique&gt;\0</text:span></text:p>
      <text:p text:style-name="P14"><text:span text:style-name="T1">← Renvoie de la confirmation comme quoi nous avons effectuer la modification de la donnée.</text:span></text:p>
      <text:p text:style-name="P15"><text:span text:style-name="T1">#CHECKLOADDATAFILE, &lt;chemin_absolu_vers_le_fichier&gt;, &lt;id_bloc_logique&gt;\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0:49:08.401927747</meta:creation-date>
    <dc:date>2017-11-13T12:11:31.706335218</dc:date>
    <meta:editing-duration>PT6M46S</meta:editing-duration>
    <meta:editing-cycles>2</meta:editing-cycles>
    <meta:generator>LibreOffice/5.3.7.2.0$Linux_X86_64 LibreOffice_project/30m0$Build-2</meta:generator>
    <meta:document-statistic meta:table-count="0" meta:image-count="0" meta:object-count="0" meta:page-count="2" meta:paragraph-count="44" meta:word-count="375" meta:character-count="2502" meta:non-whitespace-character-count="2168"/>
  </office:meta>
</office:document-meta>
</file>